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6.993cm" table:align="left"/>
    </style:style>
    <style:style style:name="Tableau2.A" style:family="table-column">
      <style:table-column-properties style:column-width="1.498cm"/>
    </style:style>
    <style:style style:name="Tableau2.B" style:family="table-column">
      <style:table-column-properties style:column-width="15.49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3cm" table:align="left"/>
    </style:style>
    <style:style style:name="Tableau3.A" style:family="table-column">
      <style:table-column-properties style:column-width="1.498cm"/>
    </style:style>
    <style:style style:name="Tableau3.B" style:family="table-column">
      <style:table-column-properties style:column-width="15.49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93cm" table:align="left"/>
    </style:style>
    <style:style style:name="Tableau1.A" style:family="table-column">
      <style:table-column-properties style:column-width="1.498cm"/>
    </style:style>
    <style:style style:name="Tableau1.B" style:family="table-column">
      <style:table-column-properties style:column-width="15.4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93cm" table:align="left"/>
    </style:style>
    <style:style style:name="Tableau4.A" style:family="table-column">
      <style:table-column-properties style:column-width="1.498cm"/>
    </style:style>
    <style:style style:name="Tableau4.B" style:family="table-column">
      <style:table-column-properties style:column-width="15.49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93cm" table:align="left"/>
    </style:style>
    <style:style style:name="Tableau5.A" style:family="table-column">
      <style:table-column-properties style:column-width="1.498cm"/>
    </style:style>
    <style:style style:name="Tableau5.B" style:family="table-column">
      <style:table-column-properties style:column-width="15.49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bbf38" officeooo:paragraph-rsid="000bbf38"/>
    </style:style>
    <style:style style:name="P2" style:family="paragraph" style:parent-style-name="Standard">
      <style:paragraph-properties fo:text-align="start" style:justify-single-word="false"/>
      <style:text-properties officeooo:paragraph-rsid="000bbf38"/>
    </style:style>
    <style:style style:name="P3" style:family="paragraph" style:parent-style-name="Standard">
      <style:paragraph-properties fo:text-align="start" style:justify-single-word="false"/>
      <style:text-properties officeooo:paragraph-rsid="0016dffb"/>
    </style:style>
    <style:style style:name="P4" style:family="paragraph" style:parent-style-name="Standard">
      <style:paragraph-properties fo:text-align="start" style:justify-single-word="false"/>
      <style:text-properties officeooo:rsid="000cae23" officeooo:paragraph-rsid="000cae23"/>
    </style:style>
    <style:style style:name="P5" style:family="paragraph" style:parent-style-name="Standard">
      <style:paragraph-properties fo:text-align="start" style:justify-single-word="false"/>
      <style:text-properties officeooo:rsid="000cae23" officeooo:paragraph-rsid="000bbf38"/>
    </style:style>
    <style:style style:name="P6" style:family="paragraph" style:parent-style-name="Standard">
      <style:paragraph-properties fo:text-align="start" style:justify-single-word="false"/>
      <style:text-properties officeooo:rsid="000f1cab" officeooo:paragraph-rsid="000f1cab"/>
    </style:style>
    <style:style style:name="P7" style:family="paragraph" style:parent-style-name="Standard">
      <style:paragraph-properties fo:text-align="start" style:justify-single-word="false"/>
      <style:text-properties officeooo:rsid="000fc47c" officeooo:paragraph-rsid="000fc47c"/>
    </style:style>
    <style:style style:name="P8" style:family="paragraph" style:parent-style-name="Standard">
      <style:paragraph-properties fo:text-align="start" style:justify-single-word="false"/>
      <style:text-properties officeooo:rsid="000fc47c" officeooo:paragraph-rsid="0016dffb"/>
    </style:style>
    <style:style style:name="P9" style:family="paragraph" style:parent-style-name="Standard">
      <style:paragraph-properties fo:text-align="start" style:justify-single-word="false"/>
      <style:text-properties officeooo:rsid="00130736" officeooo:paragraph-rsid="00130736"/>
    </style:style>
    <style:style style:name="P10" style:family="paragraph" style:parent-style-name="Standard">
      <style:paragraph-properties fo:text-align="start" style:justify-single-word="false"/>
      <style:text-properties officeooo:rsid="001bb5b9" officeooo:paragraph-rsid="001bb5b9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130736"/>
    </style:style>
    <style:style style:name="P13" style:family="paragraph" style:parent-style-name="Table_20_Contents">
      <style:paragraph-properties fo:text-align="start" style:justify-single-word="false"/>
      <style:text-properties officeooo:paragraph-rsid="001ad4bc"/>
    </style:style>
    <style:style style:name="P14" style:family="paragraph" style:parent-style-name="Table_20_Contents">
      <style:paragraph-properties fo:text-align="start" style:justify-single-word="false"/>
      <style:text-properties officeooo:paragraph-rsid="001dfcd8"/>
    </style:style>
    <style:style style:name="P15" style:family="paragraph" style:parent-style-name="Table_20_Contents">
      <style:paragraph-properties fo:text-align="start" style:justify-single-word="false"/>
      <style:text-properties officeooo:rsid="00130736" officeooo:paragraph-rsid="00130736"/>
    </style:style>
    <style:style style:name="P16" style:family="paragraph" style:parent-style-name="Table_20_Contents">
      <style:paragraph-properties fo:text-align="start" style:justify-single-word="false"/>
      <style:text-properties officeooo:rsid="00130736" officeooo:paragraph-rsid="00144263"/>
    </style:style>
    <style:style style:name="P17" style:family="paragraph" style:parent-style-name="Table_20_Contents">
      <style:paragraph-properties fo:text-align="start" style:justify-single-word="false"/>
      <style:text-properties officeooo:rsid="00144263" officeooo:paragraph-rsid="00144263"/>
    </style:style>
    <style:style style:name="P18" style:family="paragraph" style:parent-style-name="Table_20_Contents">
      <style:paragraph-properties fo:text-align="start" style:justify-single-word="false"/>
      <style:text-properties officeooo:rsid="0016dffb" officeooo:paragraph-rsid="0016dffb"/>
    </style:style>
    <style:style style:name="P19" style:family="paragraph" style:parent-style-name="Table_20_Contents">
      <style:paragraph-properties fo:text-align="start" style:justify-single-word="false"/>
      <style:text-properties officeooo:rsid="00191886" officeooo:paragraph-rsid="00191886"/>
    </style:style>
    <style:style style:name="P20" style:family="paragraph" style:parent-style-name="Table_20_Contents">
      <style:paragraph-properties fo:text-align="start" style:justify-single-word="false"/>
      <style:text-properties officeooo:rsid="001ad4bc" officeooo:paragraph-rsid="001ad4bc"/>
    </style:style>
    <style:style style:name="P21" style:family="paragraph" style:parent-style-name="Table_20_Contents">
      <style:paragraph-properties fo:text-align="start" style:justify-single-word="false"/>
      <style:text-properties officeooo:rsid="001bb5b9" officeooo:paragraph-rsid="001bb5b9"/>
    </style:style>
    <style:style style:name="P22" style:family="paragraph" style:parent-style-name="Table_20_Contents">
      <style:paragraph-properties fo:text-align="start" style:justify-single-word="false"/>
      <style:text-properties officeooo:rsid="001c0a00" officeooo:paragraph-rsid="001c0a00"/>
    </style:style>
    <style:style style:name="P23" style:family="paragraph" style:parent-style-name="Table_20_Contents">
      <style:paragraph-properties fo:text-align="start" style:justify-single-word="false"/>
      <style:text-properties officeooo:rsid="001c19b1" officeooo:paragraph-rsid="001c19b1"/>
    </style:style>
    <style:style style:name="P24" style:family="paragraph" style:parent-style-name="Table_20_Contents">
      <style:paragraph-properties fo:text-align="start" style:justify-single-word="false"/>
      <style:text-properties officeooo:rsid="001dfcd8" officeooo:paragraph-rsid="001dfcd8"/>
    </style:style>
    <style:style style:name="P25" style:family="paragraph" style:parent-style-name="Table_20_Contents">
      <style:paragraph-properties fo:text-align="start" style:justify-single-word="false"/>
      <style:text-properties officeooo:rsid="001fceb7" officeooo:paragraph-rsid="001fceb7"/>
    </style:style>
    <style:style style:name="P26" style:family="paragraph" style:parent-style-name="Table_20_Contents">
      <style:paragraph-properties fo:text-align="start" style:justify-single-word="false"/>
      <style:text-properties officeooo:rsid="002170c8" officeooo:paragraph-rsid="002170c8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0bbf38" officeooo:paragraph-rsid="000bbf38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0bbf38" officeooo:paragraph-rsid="000fc47c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0bbf38" officeooo:paragraph-rsid="0016dffb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0bbf38" officeooo:paragraph-rsid="0011b957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0bbf38" officeooo:paragraph-rsid="000cae23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0bbf38" officeooo:paragraph-rsid="0025d29e"/>
    </style:style>
    <style:style style:name="P33" style:family="paragraph" style:parent-style-name="Standard">
      <style:paragraph-properties fo:text-align="start" style:justify-single-word="false"/>
      <style:text-properties officeooo:rsid="000bbf38" officeooo:paragraph-rsid="000cae23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44263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0fc47c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11b957"/>
    </style:style>
    <style:style style:name="P37" style:family="paragraph" style:parent-style-name="Standard">
      <style:paragraph-properties fo:text-align="start" style:justify-single-word="false"/>
      <style:text-properties officeooo:paragraph-rsid="00236cb5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0cae23" officeooo:paragraph-rsid="0011b957"/>
    </style:style>
    <style:style style:name="P39" style:family="paragraph" style:parent-style-name="Standard">
      <style:paragraph-properties fo:text-align="start" style:justify-single-word="false"/>
      <style:text-properties officeooo:rsid="000cae23" officeooo:paragraph-rsid="000cae23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0ea811" officeooo:paragraph-rsid="0011b957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0f1cab" officeooo:paragraph-rsid="0011b957"/>
    </style:style>
    <style:style style:name="P42" style:family="paragraph" style:parent-style-name="Standard" style:list-style-name="L2">
      <style:paragraph-properties fo:text-align="start" style:justify-single-word="false"/>
      <style:text-properties officeooo:rsid="000f1cab" officeooo:paragraph-rsid="0025d29e"/>
    </style:style>
    <style:style style:name="P43" style:family="paragraph" style:parent-style-name="Standard">
      <style:paragraph-properties fo:text-align="start" style:justify-single-word="false"/>
      <style:text-properties officeooo:rsid="000f1cab" officeooo:paragraph-rsid="0011b957"/>
    </style:style>
    <style:style style:name="P44" style:family="paragraph" style:parent-style-name="Standard">
      <style:paragraph-properties fo:text-align="start" style:justify-single-word="false"/>
      <style:text-properties officeooo:rsid="000f1cab" officeooo:paragraph-rsid="000f1cab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2170c8" officeooo:paragraph-rsid="002170c8"/>
    </style:style>
    <style:style style:name="P46" style:family="paragraph" style:parent-style-name="Standard">
      <style:paragraph-properties fo:text-align="start" style:justify-single-word="false"/>
      <style:text-properties officeooo:rsid="00236cb5" officeooo:paragraph-rsid="00236cb5"/>
    </style:style>
    <style:style style:name="P47" style:family="paragraph" style:parent-style-name="Standard" style:list-style-name="L6">
      <style:paragraph-properties fo:text-align="start" style:justify-single-word="false"/>
      <style:text-properties officeooo:rsid="00236cb5" officeooo:paragraph-rsid="00236cb5"/>
    </style:style>
    <style:style style:name="P48" style:family="paragraph" style:parent-style-name="Standard">
      <style:paragraph-properties fo:text-align="start" style:justify-single-word="false"/>
      <style:text-properties officeooo:rsid="00270180" officeooo:paragraph-rsid="00270180"/>
    </style:style>
    <style:style style:name="P49" style:family="paragraph" style:parent-style-name="Standard">
      <style:paragraph-properties fo:text-align="start" style:justify-single-word="false"/>
      <style:text-properties officeooo:rsid="000fc47c" officeooo:paragraph-rsid="000fc47c"/>
    </style:style>
    <style:style style:name="P50" style:family="paragraph" style:parent-style-name="Table_20_Contents" style:list-style-name="L3">
      <style:paragraph-properties fo:text-align="start" style:justify-single-word="false"/>
      <style:text-properties officeooo:rsid="0016dffb" officeooo:paragraph-rsid="0016dffb"/>
    </style:style>
    <style:style style:name="P51" style:family="paragraph" style:parent-style-name="Table_20_Contents" style:list-style-name="L4">
      <style:paragraph-properties fo:text-align="start" style:justify-single-word="false"/>
      <style:text-properties officeooo:rsid="00185c3a" officeooo:paragraph-rsid="00185c3a"/>
    </style:style>
    <style:style style:name="P52" style:family="paragraph" style:parent-style-name="Table_20_Contents">
      <style:paragraph-properties fo:text-align="start" style:justify-single-word="false"/>
      <style:text-properties officeooo:paragraph-rsid="0026b0f2"/>
    </style:style>
    <style:style style:name="P53" style:family="paragraph" style:parent-style-name="Table_20_Contents">
      <style:paragraph-properties fo:text-align="start" style:justify-single-word="false"/>
      <style:text-properties officeooo:rsid="001ad4bc" officeooo:paragraph-rsid="001ad4bc"/>
    </style:style>
    <style:style style:name="P54" style:family="paragraph" style:parent-style-name="Table_20_Contents">
      <style:paragraph-properties fo:text-align="start" style:justify-single-word="false"/>
      <style:text-properties officeooo:rsid="001c19b1" officeooo:paragraph-rsid="001c19b1"/>
    </style:style>
    <style:style style:name="P55" style:family="paragraph" style:parent-style-name="Table_20_Contents">
      <style:paragraph-properties fo:text-align="start" style:justify-single-word="false"/>
      <style:text-properties officeooo:rsid="00130736" officeooo:paragraph-rsid="00130736"/>
    </style:style>
    <style:style style:name="P56" style:family="paragraph" style:parent-style-name="Table_20_Contents">
      <style:paragraph-properties fo:text-align="start" style:justify-single-word="false"/>
      <style:text-properties officeooo:rsid="00130736" officeooo:paragraph-rsid="00144263"/>
    </style:style>
    <style:style style:name="P57" style:family="paragraph" style:parent-style-name="Table_20_Contents" style:list-style-name="L5">
      <style:paragraph-properties fo:text-align="start" style:justify-single-word="false"/>
      <style:text-properties officeooo:rsid="00130736" officeooo:paragraph-rsid="00144263"/>
    </style:style>
    <style:style style:name="P58" style:family="paragraph" style:parent-style-name="Table_20_Contents">
      <style:paragraph-properties fo:text-align="start" style:justify-single-word="false"/>
      <style:text-properties officeooo:rsid="0015a10c" officeooo:paragraph-rsid="0015a10c"/>
    </style:style>
    <style:style style:name="P59" style:family="paragraph" style:parent-style-name="Table_20_Contents">
      <style:paragraph-properties fo:text-align="start" style:justify-single-word="false"/>
      <style:text-properties officeooo:rsid="00236cb5" officeooo:paragraph-rsid="00236cb5"/>
    </style:style>
    <style:style style:name="P60" style:family="paragraph" style:parent-style-name="Table_20_Contents">
      <style:paragraph-properties fo:text-align="start" style:justify-single-word="false"/>
      <style:text-properties officeooo:rsid="0026b0f2" officeooo:paragraph-rsid="0026b0f2"/>
    </style:style>
    <style:style style:name="P61" style:family="paragraph" style:parent-style-name="Table_20_Contents">
      <style:paragraph-properties fo:text-align="start" style:justify-single-word="false"/>
      <style:text-properties officeooo:rsid="00270180" officeooo:paragraph-rsid="00270180"/>
    </style:style>
    <style:style style:name="P62" style:family="paragraph" style:parent-style-name="Table_20_Contents">
      <style:paragraph-properties fo:text-align="start" style:justify-single-word="false"/>
      <style:text-properties officeooo:rsid="0028613b" officeooo:paragraph-rsid="0028613b"/>
    </style:style>
    <style:style style:name="P63" style:family="paragraph" style:parent-style-name="Table_20_Contents" style:list-style-name="L8">
      <style:paragraph-properties fo:text-align="start" style:justify-single-word="false"/>
      <style:text-properties officeooo:rsid="0028613b" officeooo:paragraph-rsid="0028613b"/>
    </style:style>
    <style:style style:name="T1" style:family="text">
      <style:text-properties officeooo:rsid="000bbf38"/>
    </style:style>
    <style:style style:name="T2" style:family="text">
      <style:text-properties officeooo:rsid="000cae23"/>
    </style:style>
    <style:style style:name="T3" style:family="text">
      <style:text-properties officeooo:rsid="000ea811"/>
    </style:style>
    <style:style style:name="T4" style:family="text">
      <style:text-properties officeooo:rsid="000fc47c"/>
    </style:style>
    <style:style style:name="T5" style:family="text">
      <style:text-properties officeooo:rsid="0011b957"/>
    </style:style>
    <style:style style:name="T6" style:family="text">
      <style:text-properties officeooo:rsid="00130736"/>
    </style:style>
    <style:style style:name="T7" style:family="text">
      <style:text-properties officeooo:rsid="00144263"/>
    </style:style>
    <style:style style:name="T8" style:family="text">
      <style:text-properties officeooo:rsid="0015a10c"/>
    </style:style>
    <style:style style:name="T9" style:family="text">
      <style:text-properties officeooo:rsid="0016dffb"/>
    </style:style>
    <style:style style:name="T10" style:family="text">
      <style:text-properties officeooo:rsid="001ad4bc"/>
    </style:style>
    <style:style style:name="T11" style:family="text">
      <style:text-properties officeooo:rsid="001bb5b9"/>
    </style:style>
    <style:style style:name="T12" style:family="text">
      <style:text-properties officeooo:rsid="001c19b1"/>
    </style:style>
    <style:style style:name="T13" style:family="text">
      <style:text-properties officeooo:rsid="001dfcd8"/>
    </style:style>
    <style:style style:name="T14" style:family="text">
      <style:text-properties officeooo:rsid="00236cb5"/>
    </style:style>
    <style:style style:name="T15" style:family="text">
      <style:text-properties officeooo:rsid="0024770f"/>
    </style:style>
    <style:style style:name="T16" style:family="text">
      <style:text-properties officeooo:rsid="00249311"/>
    </style:style>
    <style:style style:name="T17" style:family="text">
      <style:text-properties officeooo:rsid="0024a831"/>
    </style:style>
    <style:style style:name="T18" style:family="text">
      <style:text-properties officeooo:rsid="000f1cab"/>
    </style:style>
    <style:style style:name="T19" style:family="text">
      <style:text-properties officeooo:rsid="0025d29e"/>
    </style:style>
    <style:style style:name="T20" style:family="text">
      <style:text-properties officeooo:rsid="0026b0f2"/>
    </style:style>
    <style:style style:name="T21" style:family="text">
      <style:text-properties officeooo:rsid="00270180"/>
    </style:style>
    <style:style style:name="T22" style:family="text">
      <style:text-properties officeooo:rsid="0028613b"/>
    </style:style>
    <style:style style:name="T23" style:family="text">
      <style:text-properties officeooo:rsid="002ce1a7"/>
    </style:style>
    <style:style style:name="T24" style:family="text">
      <style:text-properties officeooo:rsid="002e347d"/>
    </style:style>
    <style:style style:name="T25" style:family="text">
      <style:text-properties officeooo:rsid="002ec398"/>
    </style:style>
    <style:style style:name="T26" style:family="text">
      <style:text-properties officeooo:rsid="003057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om de l’application : Trocker</text:p>
      <text:p text:style-name="P1"/>
      <text:p text:style-name="P1"/>
      <text:p text:style-name="P2"><text:span text:style-name="T1">Fonctionnalité </text:span><text:span text:style-name="T2">page mes produit</text:span><text:span text:style-name="T1">: </text:span><text:span text:style-name="T8">5</text:span><text:span text:style-name="T6"> tâches</text:span></text:p>
      <text:p text:style-name="P5"/>
      <text:list xml:id="list2689934830" text:style-name="L1">
        <text:list-item>
          <text:p text:style-name="P27"><text:span text:style-name="T4">P.1 : </text:span>Afficher la liste de mes produits</text:p>
        </text:list-item>
        <text:list-item>
          <text:p text:style-name="P28"><text:span text:style-name="T4">P.2 : </text:span>Ajouter un produit, </text:p>
        </text:list-item>
        <text:list-item>
          <text:p text:style-name="P28"><text:span text:style-name="T4">P.3 : </text:span><text:span text:style-name="T17">P</text:span>our un produit : </text:p>
          <text:list>
            <text:list-item>
              <text:p text:style-name="P34"><text:span text:style-name="T4">P.3.</text:span><text:span text:style-name="T7">1</text:span><text:span text:style-name="T4"> : </text:span><text:span text:style-name="T1">l’afficher</text:span></text:p>
            </text:list-item>
            <text:list-item>
              <text:p text:style-name="P35"><text:span text:style-name="T4">P.3.2 : </text:span><text:span text:style-name="T1">le supprimer</text:span></text:p>
            </text:list-item>
            <text:list-item>
              <text:p text:style-name="P34"><text:span text:style-name="T4">P.3.</text:span><text:span text:style-name="T7">3</text:span><text:span text:style-name="T4"> : </text:span><text:span text:style-name="T1">le modifie</text:span><text:span text:style-name="T8">r</text:span></text:p>
            </text:list-item>
          </text:list>
        </text:list-item>
      </text:list>
      <text:p text:style-name="P4"/>
      <text:p text:style-name="P4">Fonctionnalité page accueil : <text:span text:style-name="T9">5</text:span><text:span text:style-name="T6"> tâches</text:span></text:p>
      <text:p text:style-name="P4"/>
      <text:list xml:id="list115760322010448" text:continue-numbering="true" text:style-name="L1">
        <text:list-item>
          <text:p text:style-name="P29"><text:span text:style-name="T5">A.1 : </text:span><text:span text:style-name="T8">Consultation </text:span><text:span text:style-name="T9">produits</text:span> proposés</text:p>
        </text:list-item>
        <text:list-item>
          <text:p text:style-name="P38"><text:span text:style-name="T5">A.2 : </text:span>Signaler l’annonce</text:p>
        </text:list-item>
        <text:list-item>
          <text:p text:style-name="P30"><text:span text:style-name="T5">A.3 : </text:span>Aimer un produit</text:p>
        </text:list-item>
        <text:list-item>
          <text:p text:style-name="P30"><text:span text:style-name="T5">A.4 : </text:span>Ne pas aimer un produit</text:p>
        </text:list-item>
        <text:list-item>
          <text:p text:style-name="P38"><text:span text:style-name="T5">A.5 : </text:span><text:span text:style-name="T1">Super-affaire</text:span></text:p>
        </text:list-item>
      </text:list>
      <text:p text:style-name="P4"/>
      <text:p text:style-name="P4">Fonctionnalité page troc : <text:span text:style-name="T13">9</text:span><text:span text:style-name="T6"> tâches</text:span></text:p>
      <text:p text:style-name="P4"/>
      <text:list xml:id="list115761270460614" text:continue-numbering="true" text:style-name="L1">
        <text:list-item>
          <text:p text:style-name="P31"><text:span text:style-name="T5">T.1 : </text:span>Afficher liste des trocs</text:p>
        </text:list-item>
        <text:list-item>
          <text:p text:style-name="P40"><text:span text:style-name="T5">T.2 : </text:span>Switch troc finit/troc en cours</text:p>
        </text:list-item>
        <text:list-item>
          <text:p text:style-name="P36"><text:span text:style-name="T5">T.3 : </text:span><text:span text:style-name="T16">P</text:span><text:span text:style-name="T1">our un troc : </text:span></text:p>
          <text:list>
            <text:list-item>
              <text:p text:style-name="P36"><text:span text:style-name="T5">T.3.1 : </text:span><text:span text:style-name="T15">A</text:span><text:span text:style-name="T1">fficher produits concernés </text:span></text:p>
            </text:list-item>
            <text:list-item>
              <text:p text:style-name="P41"><text:span text:style-name="T5">T.3.2 : </text:span><text:span text:style-name="T15">A</text:span>fficher les avis du trockeur</text:p>
            </text:list-item>
            <text:list-item>
              <text:p text:style-name="P38"><text:span text:style-name="T5">T.3.3 : </text:span>Tchat avec le trockeur</text:p>
            </text:list-item>
            <text:list-item>
              <text:p text:style-name="P38"><text:span text:style-name="T5">T.3.4 : </text:span><text:span text:style-name="T15">C</text:span>réation rdv</text:p>
            </text:list-item>
            <text:list-item>
              <text:p text:style-name="P38"><text:span text:style-name="T5">T.3.5 : </text:span>Validation du rdv proposé</text:p>
            </text:list-item>
            <text:list-item>
              <text:p text:style-name="P38"><text:span text:style-name="T5">T.3.</text:span><text:span text:style-name="T13">6</text:span><text:span text:style-name="T5"> : </text:span>Confirmer le troc + avis sur le trockeur (optionnel)</text:p>
            </text:list-item>
            <text:list-item>
              <text:p text:style-name="P38"><text:span text:style-name="T5">T.3.</text:span><text:span text:style-name="T13">7</text:span><text:span text:style-name="T5"> : </text:span>Supprimer le troc</text:p>
            </text:list-item>
            <text:list-item>
              <text:p text:style-name="P45">T.3.8 : Signaler le trocker</text:p>
            </text:list-item>
          </text:list>
        </text:list-item>
      </text:list>
      <text:p text:style-name="P4"/>
      <text:p text:style-name="P4">Foncionnalité page <text:span text:style-name="T3">option/</text:span>statistique <text:span text:style-name="T23">3</text:span><text:span text:style-name="T6"> tâches</text:span></text:p>
      <text:p text:style-name="P33"/>
      <text:list xml:id="list3849280584" text:style-name="L2">
        <text:list-item>
          <text:p text:style-name="P32"><text:span text:style-name="T5">O.</text:span><text:span text:style-name="T19">1</text:span><text:span text:style-name="T5"> : </text:span><text:span text:style-name="T18">Regarder 10 derniers avis</text:span></text:p>
        </text:list-item>
        <text:list-item>
          <text:p text:style-name="P32"><text:span text:style-name="T5">O.</text:span><text:span text:style-name="T19">2</text:span><text:span text:style-name="T5"> : </text:span>Modifier son compte</text:p>
        </text:list-item>
        <text:list-item>
          <text:p text:style-name="P42"><text:span text:style-name="T5">O.</text:span><text:span text:style-name="T19">3</text:span><text:span text:style-name="T5"> : </text:span><text:span text:style-name="T19">Supprimer son compte</text:span></text:p>
        </text:list-item>
      </text:list>
      <text:p text:style-name="P43"/>
      <text:p text:style-name="P46">Fonctionnalité page de connexion <text:span text:style-name="T23">3 tâches</text:span></text:p>
      <text:list xml:id="list3642925690" text:style-name="L6">
        <text:list-item>
          <text:p text:style-name="P47">C.1 : Pouvoir se connecter à l’aide de son mail et son mdp</text:p>
        </text:list-item>
        <text:list-item>
          <text:p text:style-name="P47">C.2 : Un bouton oublie de mdp pour le récupérer</text:p>
        </text:list-item>
        <text:list-item>
          <text:p text:style-name="P47">C.3 : Un bouton créer un compte</text:p>
        </text:list-item>
      </text:list>
      <text:p text:style-name="P6"/>
      <text:p text:style-name="P6"/>
      <text:p text:style-name="P6"/>
      <text:p text:style-name="P6"/>
      <text:p text:style-name="P9">Totale tâches : 2<text:span text:style-name="T13">5</text:span> tâches</text:p>
      <text:p text:style-name="P6"/>
      <text:p text:style-name="P6"/>
      <text:p text:style-name="P7"><text:soft-page-break/>Description fonctionnelle : </text:p>
      <text:p text:style-name="P7"/>
      <text:p text:style-name="P7"/>
      <text:p text:style-name="P3"><text:span text:style-name="T9">I - P</text:span><text:span text:style-name="T2">age accueil</text:span>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A.1</text:p>
          </table:table-cell>
          <table:table-cell table:style-name="Tableau2.B1" office:value-type="string">
            <text:p text:style-name="P18">Un rectangle présente un produit qui est proposé. <text:s/>On y trouve les informations suivantes : </text:p>
            <text:list xml:id="list742250140" text:style-name="L3">
              <text:list-item>
                <text:p text:style-name="P50">Photo(s)</text:p>
              </text:list-item>
              <text:list-item>
                <text:p text:style-name="P50">Nom du produit</text:p>
              </text:list-item>
              <text:list-item>
                <text:p text:style-name="P50">Description</text:p>
              </text:list-item>
              <text:list-item>
                <text:p text:style-name="P50">Note du vendeur</text:p>
              </text:list-item>
            </text:list>
            <text:p text:style-name="P61">Si pas de produit, le rectangle est un message.</text:p>
          </table:table-cell>
        </table:table-row>
        <table:table-row>
          <table:table-cell table:style-name="Tableau2.A2" office:value-type="string">
            <text:p text:style-name="P18">A.2</text:p>
          </table:table-cell>
          <table:table-cell table:style-name="Tableau2.B2" office:value-type="string">
            <text:p text:style-name="P18">Un bouton de signalement se trouve en haut de l’écran pour permettre de signaler le produit.</text:p>
            <text:p text:style-name="P18">Un pop-up apparapaît pour indiquer la raison du signalement. L’utilisateur peut alors choisir parmit les options : </text:p>
            <text:list xml:id="list3044336367" text:style-name="L4">
              <text:list-item>
                <text:p text:style-name="P51">Nudité</text:p>
              </text:list-item>
              <text:list-item>
                <text:p text:style-name="P51">Discours haineux</text:p>
              </text:list-item>
              <text:list-item>
                <text:p text:style-name="P51">Photo trompeuse</text:p>
              </text:list-item>
              <text:list-item>
                <text:p text:style-name="P51">Interdit (arme, alcool, médicament)</text:p>
              </text:list-item>
            </text:list>
          </table:table-cell>
        </table:table-row>
        <table:table-row>
          <table:table-cell table:style-name="Tableau2.A2" office:value-type="string">
            <text:p text:style-name="P19">A.3</text:p>
          </table:table-cell>
          <table:table-cell table:style-name="Tableau2.B2" office:value-type="string">
            <text:p text:style-name="P20">Un bouton like se trouve en bas à droite. L’utilisateur peut cliquer dessus ou swipe vers la droite. Ceci confirme qu’il souhaite trocquer ce produit.</text:p>
          </table:table-cell>
        </table:table-row>
        <table:table-row>
          <table:table-cell table:style-name="Tableau2.A2" office:value-type="string">
            <text:p text:style-name="P20">A.4</text:p>
          </table:table-cell>
          <table:table-cell table:style-name="Tableau2.B2" office:value-type="string">
            <text:p text:style-name="P20">Un bouton dislike se trouve en bas à gauche. L’utilisateur peut cliquer dessus ou swipe vers la gauche. Ceci confirme qu’il ne souhaite pas trocquer ce produit.</text:p>
          </table:table-cell>
        </table:table-row>
        <table:table-row>
          <table:table-cell table:style-name="Tableau2.A2" office:value-type="string">
            <text:p text:style-name="P20">A.5</text:p>
          </table:table-cell>
          <table:table-cell table:style-name="Tableau2.B2" office:value-type="string">
            <text:p text:style-name="P13"><text:span text:style-name="T10">Un bouton </text:span><text:span text:style-name="T11">super-affaire se trouve au mileu en bas. L’utilisateur peut swiper vers le haut ou cliquer dessus une fois par jour. Ceci déclanche une super-affaire. </text:span></text:p>
            <text:p text:style-name="P21">Le trockeur concerné reçoit une notification, il peut alors avoir accès à un pop-up contenant la liste des produits proposé par l’utilisateur initial.</text:p>
            <text:p text:style-name="P21">Il peut choisir un produit ou refuser via un bouton. Si il accepte cela déclanche un troc.</text:p>
          </table:table-cell>
        </table:table-row>
      </table:table>
      <text:p text:style-name="P7"/>
      <text:p text:style-name="P10">II – Page Troc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1">T.1</text:p>
          </table:table-cell>
          <table:table-cell table:style-name="Tableau3.B1" office:value-type="string">
            <text:p text:style-name="P21">Des rectangles affichent les trocs en cours (du plus récent au plus ancien). </text:p>
          </table:table-cell>
        </table:table-row>
        <table:table-row>
          <table:table-cell table:style-name="Tableau3.A2" office:value-type="string">
            <text:p text:style-name="P22">T.2</text:p>
          </table:table-cell>
          <table:table-cell table:style-name="Tableau3.B2" office:value-type="string">
            <text:p text:style-name="P22">Un bouton switch se trouve en haut de la liste. Il permet une bascule entre les trocs en cours et les trocs conclu.</text:p>
          </table:table-cell>
        </table:table-row>
        <table:table-row>
          <table:table-cell table:style-name="Tableau3.A2" office:value-type="string">
            <text:p text:style-name="P23">T.3.1</text:p>
          </table:table-cell>
          <table:table-cell table:style-name="Tableau3.B2" office:value-type="string">
            <text:p text:style-name="P23">Lorsque l’on clique sur un troc, une fenêtre apparaît sur laquelle s’affiche les produits concernés par le troc</text:p>
          </table:table-cell>
        </table:table-row>
        <table:table-row>
          <table:table-cell table:style-name="Tableau3.A2" office:value-type="string">
            <text:p text:style-name="P23">T.3.2</text:p>
          </table:table-cell>
          <table:table-cell table:style-name="Tableau3.B2" office:value-type="string">
            <text:p text:style-name="P23">Un bouton en forme de trait parallèle permet d’afficher les 10 derniers avis du trocker avec lequel on troc</text:p>
          </table:table-cell>
        </table:table-row>
        <table:table-row>
          <table:table-cell table:style-name="Tableau3.A2" office:value-type="string">
            <text:p text:style-name="P23">T.3.3</text:p>
          </table:table-cell>
          <table:table-cell table:style-name="Tableau3.B2" office:value-type="string">
            <text:p text:style-name="P23">Un tchat rectangulaire est en bas de la fenêtre du troc. Il permet de discuter avec le trocker.</text:p>
          </table:table-cell>
        </table:table-row>
        <table:table-row>
          <table:table-cell table:style-name="Tableau3.A2" office:value-type="string">
            <text:p text:style-name="P23">T.3.4</text:p>
          </table:table-cell>
          <table:table-cell table:style-name="Tableau3.B2" office:value-type="string">
            <text:p text:style-name="P23">Un bouton en forme de serrage de main permet la création d’un pop-up. Ce pop-up permet la création d’un rdv (date, heure, endroit). Une fois validé, il est envoyé dans le tchat.</text:p>
          </table:table-cell>
        </table:table-row>
        <table:table-row>
          <table:table-cell table:style-name="Tableau3.A2" office:value-type="string">
            <text:p text:style-name="P24">T.3.5</text:p>
          </table:table-cell>
          <table:table-cell table:style-name="Tableau3.B2" office:value-type="string">
            <text:p text:style-name="P14"><text:span text:style-name="T13">Un </text:span><text:span text:style-name="T12">message spécial rdv </text:span><text:span text:style-name="T13">apparaît dans le tchat. Il </text:span><text:span text:style-name="T12">peut être accépté ou refuser. Si il est accepter, le bouton rdv deviens indisponible et un rdv google agenda est créer.</text:span></text:p>
          </table:table-cell>
        </table:table-row>
        <table:table-row>
          <table:table-cell table:style-name="Tableau3.A2" office:value-type="string">
            <text:p text:style-name="P25">T.3.6</text:p>
          </table:table-cell>
          <table:table-cell table:style-name="Tableau3.B2" office:value-type="string">
            <text:p text:style-name="P25">Un bouton validé permet de conclure le troc. On peut alors laisser un avis et une note au trocker. Le troc est archivé comme conclut.</text:p>
          </table:table-cell>
        </table:table-row>
        <text:soft-page-break/>
        <table:table-row>
          <table:table-cell table:style-name="Tableau3.A2" office:value-type="string">
            <text:p text:style-name="P25">T.3.7</text:p>
          </table:table-cell>
          <table:table-cell table:style-name="Tableau3.B2" office:value-type="string">
            <text:p text:style-name="P25">Un bouton en forme de croix permet d’annuler le troc. Il n’est pas archivé, on ne peut pas laisser de commentaire ou de note.</text:p>
          </table:table-cell>
        </table:table-row>
        <table:table-row>
          <table:table-cell table:style-name="Tableau3.A2" office:value-type="string">
            <text:p text:style-name="P26">T.3.8</text:p>
          </table:table-cell>
          <table:table-cell table:style-name="Tableau3.B2" office:value-type="string">
            <text:p text:style-name="P59">Un bouton de signalement est disponible pour report le trockeur.</text:p>
          </table:table-cell>
        </table:table-row>
      </table:table>
      <text:p text:style-name="P10"/>
      <text:p text:style-name="P7"/>
      <text:p text:style-name="P7"/>
      <text:p text:style-name="P9"><text:span text:style-name="T9">III - </text:span>Page Produit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P.1</text:p>
          </table:table-cell>
          <table:table-cell table:style-name="Tableau1.B1" office:value-type="string">
            <text:p text:style-name="P11"><text:s/><text:span text:style-name="T6">Une liste de rectangle contiennent les produits que l’utilisateur propose au troc </text:span><text:span text:style-name="T11">(du plus récent au plus ancien)</text:span><text:span text:style-name="T6">. Il y a au moins une image, le nom, une description et un prix</text:span></text:p>
          </table:table-cell>
        </table:table-row>
        <table:table-row>
          <table:table-cell table:style-name="Tableau1.A2" office:value-type="string">
            <text:p text:style-name="P15">P.2</text:p>
          </table:table-cell>
          <table:table-cell table:style-name="Tableau1.B2" office:value-type="string">
            <text:p text:style-name="P12"><text:s/><text:span text:style-name="T6">En cliquant sur le rectangle transparent/pointillé au dessus de la liste des produits, un pop-up s’ouvre. </text:span></text:p>
            <text:p text:style-name="P15">L’utilisateur doit fournir au moins une photo, le nom du produit, une courte description et un prix (choix dans une liste déroulante).</text:p>
            <text:p text:style-name="P15">Un bouton permet de valider la mise en troc du produit</text:p>
          </table:table-cell>
        </table:table-row>
        <table:table-row>
          <table:table-cell table:style-name="Tableau1.A2" office:value-type="string">
            <text:p text:style-name="P15">P.3.1</text:p>
          </table:table-cell>
          <table:table-cell table:style-name="Tableau1.B2" office:value-type="string">
            <text:p text:style-name="P16">Cliquer sur un produit de la liste ouvre un pop-up avec les informations détaillées du produit sélectionné. </text:p>
          </table:table-cell>
        </table:table-row>
        <table:table-row>
          <table:table-cell table:style-name="Tableau1.A2" office:value-type="string">
            <text:p text:style-name="P15">P.3.2</text:p>
          </table:table-cell>
          <table:table-cell table:style-name="Tableau1.B2" office:value-type="string">
            <text:p text:style-name="P15">Un bouton en forme de poubelle se trouve en haut à droite de chaque rectangle produit.</text:p>
            <text:p text:style-name="P15">Cliquer dessus ouvre un pop-up qui demande la confirmation de la suppression.</text:p>
          </table:table-cell>
        </table:table-row>
        <table:table-row>
          <table:table-cell table:style-name="Tableau1.A2" office:value-type="string">
            <text:p text:style-name="P17">P.3.3</text:p>
          </table:table-cell>
          <table:table-cell table:style-name="Tableau1.B2" office:value-type="string">
            <text:p text:style-name="P58">Dans pop-up P.3.1</text:p>
            <text:p text:style-name="P16">Un bouton permet l’édition de : </text:p>
            <text:list xml:id="list1909481999" text:style-name="L5">
              <text:list-item>
                <text:p text:style-name="P57">le nom</text:p>
              </text:list-item>
              <text:list-item>
                <text:p text:style-name="P57">la description</text:p>
              </text:list-item>
              <text:list-item>
                <text:p text:style-name="P57">le prix</text:p>
              </text:list-item>
              <text:list-item>
                <text:p text:style-name="P57">les photos</text:p>
              </text:list-item>
            </text:list>
          </table:table-cell>
        </table:table-row>
      </table:table>
      <text:p text:style-name="P37"/>
      <text:p text:style-name="P37"/>
      <text:p text:style-name="P37"/>
      <text:p text:style-name="P37"><text:span text:style-name="T14">IV – Page Option</text:span></text:p>
      <text:p text:style-name="P4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9">O.1</text:p>
          </table:table-cell>
          <table:table-cell table:style-name="Tableau4.B1" office:value-type="string">
            <text:p text:style-name="P52"><text:span text:style-name="T20">Un bouton permet l’affichage d’un pop-up qui contient les 10 derniers avis laissé sur son compte.</text:span></text:p>
          </table:table-cell>
        </table:table-row>
        <table:table-row>
          <table:table-cell table:style-name="Tableau4.A2" office:value-type="string">
            <text:p text:style-name="P60">O.2</text:p>
          </table:table-cell>
          <table:table-cell table:style-name="Tableau4.B2" office:value-type="string">
            <text:p text:style-name="P60">Un bouton permet d’ouvrir une nouvelle fenêtre. Celle-ci permet de modifier les informations de son compte (Nom, adresse mail, mdp, position géographique)</text:p>
          </table:table-cell>
        </table:table-row>
        <table:table-row>
          <table:table-cell table:style-name="Tableau4.A2" office:value-type="string">
            <text:p text:style-name="P60">O.3</text:p>
          </table:table-cell>
          <table:table-cell table:style-name="Tableau4.B2" office:value-type="string">
            <text:p text:style-name="P60">Un bouton permet la supression du compte actif. <text:span text:style-name="T21">Ouvre un pop-up de confirmation. Renvoie l’utilisateur sur la page de connexion.</text:span></text:p>
          </table:table-cell>
        </table:table-row>
      </table:table>
      <text:p text:style-name="P46"/>
      <text:p text:style-name="P46"/>
      <text:p text:style-name="P48">V – Page de connexion</text:p>
      <text:p text:style-name="P4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1">C.1</text:p>
          </table:table-cell>
          <table:table-cell table:style-name="Tableau5.B1" office:value-type="string">
            <text:p text:style-name="P61">Deux champs peuvent être remplis (mail et mdp). Une fois remplis le bouton de connexion deviens disponible . Si le compte éxiste on renvoie l’utilisateurs sur la page acceuil. Sinon en renvoie une erreur</text:p>
          </table:table-cell>
        </table:table-row>
        <table:table-row>
          <table:table-cell table:style-name="Tableau5.A2" office:value-type="string">
            <text:p text:style-name="P61">C.2</text:p>
          </table:table-cell>
          <table:table-cell table:style-name="Tableau5.B2" office:value-type="string">
            <text:p text:style-name="P61">Un bouton mot de passe oublié permet l’ouverture d’un pop-up. <text:span text:style-name="T22">Ce pop-up demande un email. </text:span><text:span text:style-name="T26">On doit vérifier que le mail n’éxiste pas.</text:span><text:span text:style-name="T22"> On envoie un mail de confirmation à cet email </text:span><text:span text:style-name="T25">contenant un code à saisir dans l’application</text:span><text:span text:style-name="T22">. Puis on permet à l’utilisateur de changer son mdp</text:span></text:p>
          </table:table-cell>
        </table:table-row>
        <text:soft-page-break/>
        <table:table-row>
          <table:table-cell table:style-name="Tableau5.A2" office:value-type="string">
            <text:p text:style-name="P62">C.3</text:p>
          </table:table-cell>
          <table:table-cell table:style-name="Tableau5.B2" office:value-type="string">
            <text:p text:style-name="P62">Un bouton permet de créer un compte. On ouvrira une nouvelle fenêtre qui demandera :</text:p>
            <text:list xml:id="list2934217914" text:style-name="L8">
              <text:list-item>
                <text:p text:style-name="P63">Un nom</text:p>
              </text:list-item>
              <text:list-item>
                <text:p text:style-name="P63">Un mail</text:p>
              </text:list-item>
              <text:list-item>
                <text:p text:style-name="P63">Une ville</text:p>
              </text:list-item>
              <text:list-item>
                <text:p text:style-name="P63">Un mdp</text:p>
              </text:list-item>
            </text:list>
            <text:p text:style-name="P62"/>
            <text:p text:style-name="P62">On envèra un mail de confirmation du compte, <text:span text:style-name="T24">ce mail contient un code que l’utilisateur doit saisir dans l’application.</text:span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2T08:17:23.881000000</meta:creation-date>
    <meta:generator>LibreOffice/6.4.5.2$Windows_X86_64 LibreOffice_project/a726b36747cf2001e06b58ad5db1aa3a9a1872d6</meta:generator>
    <dc:date>2023-02-02T11:47:10.443000000</dc:date>
    <meta:editing-duration>PT1H23M48S</meta:editing-duration>
    <meta:editing-cycles>32</meta:editing-cycles>
    <meta:document-statistic meta:table-count="5" meta:image-count="0" meta:object-count="0" meta:page-count="4" meta:paragraph-count="118" meta:word-count="1027" meta:character-count="5630" meta:non-whitespace-character-count="4747"/>
  </office:meta>
</office:document-meta>
</file>